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b484a" officeooo:paragraph-rsid="001646c7"/>
    </style:style>
    <style:style style:name="P9" style:family="paragraph" style:parent-style-name="Standard">
      <style:text-properties officeooo:rsid="000b484a" officeooo:paragraph-rsid="00284463"/>
    </style:style>
    <style:style style:name="P10" style:family="paragraph" style:parent-style-name="Standard">
      <style:text-properties officeooo:rsid="000e24a7" officeooo:paragraph-rsid="000e24a7"/>
    </style:style>
    <style:style style:name="P11" style:family="paragraph" style:parent-style-name="Standard">
      <style:text-properties officeooo:rsid="001a5151" officeooo:paragraph-rsid="001a5151"/>
    </style:style>
    <style:style style:name="P12" style:family="paragraph" style:parent-style-name="Standard">
      <style:text-properties fo:font-weight="bold" officeooo:rsid="000e24a7" officeooo:paragraph-rsid="000e24a7" style:font-weight-asian="bold" style:font-weight-complex="bold"/>
    </style:style>
    <style:style style:name="P13" style:family="paragraph" style:parent-style-name="Standard">
      <style:text-properties fo:font-weight="bold" officeooo:rsid="000903ff" officeooo:paragraph-rsid="000e24a7" style:font-weight-asian="bold" style:font-weight-complex="bold"/>
    </style:style>
    <style:style style:name="P14" style:family="paragraph" style:parent-style-name="Standard">
      <style:text-properties fo:font-weight="bold" officeooo:rsid="000903ff" officeooo:paragraph-rsid="000903ff" style:font-weight-asian="bold" style:font-weight-complex="bold"/>
    </style:style>
    <style:style style:name="P15" style:family="paragraph" style:parent-style-name="Standard">
      <style:text-properties fo:font-weight="bold" officeooo:rsid="000b2308" officeooo:paragraph-rsid="000b2308" style:font-weight-asian="bold" style:font-weight-complex="bold"/>
    </style:style>
    <style:style style:name="P16" style:family="paragraph" style:parent-style-name="Standard">
      <style:text-properties fo:font-weight="bold" officeooo:rsid="000b484a" officeooo:paragraph-rsid="000b484a" style:font-weight-asian="bold" style:font-weight-complex="bold"/>
    </style:style>
    <style:style style:name="P17" style:family="paragraph" style:parent-style-name="Standard">
      <style:text-properties officeooo:rsid="00284463" officeooo:paragraph-rsid="00284463"/>
    </style:style>
    <style:style style:name="P18" style:family="paragraph" style:parent-style-name="Standard">
      <style:text-properties officeooo:rsid="0029f1da" officeooo:paragraph-rsid="0029f1da"/>
    </style:style>
    <style:style style:name="P19" style:family="paragraph" style:parent-style-name="Standard">
      <style:text-properties officeooo:rsid="00301709" officeooo:paragraph-rsid="00301709"/>
    </style:style>
    <style:style style:name="T1" style:family="text">
      <style:text-properties officeooo:rsid="0009299f"/>
    </style:style>
    <style:style style:name="T2" style:family="text">
      <style:text-properties officeooo:rsid="000c88bc"/>
    </style:style>
    <style:style style:name="T3" style:family="text">
      <style:text-properties officeooo:rsid="00116bb6"/>
    </style:style>
    <style:style style:name="T4" style:family="text">
      <style:text-properties officeooo:rsid="0011c077"/>
    </style:style>
    <style:style style:name="T5" style:family="text">
      <style:text-properties officeooo:rsid="0014ef64"/>
    </style:style>
    <style:style style:name="T6" style:family="text">
      <style:text-properties officeooo:rsid="0015afa1"/>
    </style:style>
    <style:style style:name="T7" style:family="text">
      <style:text-properties officeooo:rsid="0016be14"/>
    </style:style>
    <style:style style:name="T8" style:family="text">
      <style:text-properties officeooo:rsid="001847a9"/>
    </style:style>
    <style:style style:name="T9" style:family="text">
      <style:text-properties officeooo:rsid="001d8e47"/>
    </style:style>
    <style:style style:name="T10" style:family="text">
      <style:text-properties officeooo:rsid="00232a0d"/>
    </style:style>
    <style:style style:name="T11" style:family="text">
      <style:text-properties officeooo:rsid="002429f6"/>
    </style:style>
    <style:style style:name="T12" style:family="text">
      <style:text-properties officeooo:rsid="0024b113"/>
    </style:style>
    <style:style style:name="T13" style:family="text">
      <style:text-properties officeooo:rsid="00265e4a"/>
    </style:style>
    <style:style style:name="T14" style:family="text">
      <style:text-properties officeooo:rsid="0026c9fc"/>
    </style:style>
    <style:style style:name="T15" style:family="text">
      <style:text-properties officeooo:rsid="00284463"/>
    </style:style>
    <style:style style:name="T16" style:family="text">
      <style:text-properties officeooo:rsid="0029f1da"/>
    </style:style>
    <style:style style:name="T17" style:family="text">
      <style:text-properties officeooo:rsid="002be607"/>
    </style:style>
    <style:style style:name="T18" style:family="text">
      <style:text-properties officeooo:rsid="0030bc97"/>
    </style:style>
    <style:style style:name="T19" style:family="text">
      <style:text-properties officeooo:rsid="00311d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text:span text:style-name="T19">6</text:span>.<text:span text:style-name="T19">03</text:span> <text:span text:style-name="T10">Gnom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12">What is open source software?</text:p>
      <text:p text:style-name="P12"/>
      <text:p text:style-name="P10">In a nutshell, open source software is software that you can run for any purpose, copy to any number of <text:span text:style-name="T14">devices</text:span>, modify and redistribute, either free or for a fee, and fork to make your own software that uses parts of other open source software. This is in contrast to other operating systems, such as <text:span text:style-name="T13">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10">Sonar is free and open source software. Please note: some of the drivers included in this distribution are proprietary I.E, closed source, in particular some nvidia graphics card drivers, and drivers for some broadcom wireless cards.</text:p>
      <text:p text:style-name="P4"/>
      <text:p text:style-name="P13">What is sonar?</text:p>
      <text:p text:style-name="P14"/>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19">Note: Espeak's voice varients have temporarily been switched off until a bug in the accessibility stack has been fixed. Once this is done a new release will be made with them turned back on. You can either install the new version or you can switch them back on yourself. To do so, open up /etc/speech-dispatcher/modules/espeak.conf as root in your favorite text editor, and change the following line. EspeakListVoiceVarients 0. Change this to: EspeakListVoiceVarients 1. Save and close the file, and run the following command in a terminal. Killall speech-dispatcher</text:p>
      <text:p text:style-name="P19"/>
      <text:p text:style-name="P5"/>
      <text:p text:style-name="P15">The desktop</text:p>
      <text:p text:style-name="P15"/>
      <text:p text:style-name="P6"/>
      <text:p text:style-name="P6">Sonar Comes in <text:span text:style-name="T18">two</text:span> editions, depending on the desktop used. Gnome, which uses the gnome shell desktop environment, and mate, which uses the mate desktop environment. <text:span text:style-name="T5">This Users manual covers </text:span><text:soft-page-break/><text:span text:style-name="T5">the gnome edition. Documentation for each desktop is covered on the image for that desktop.</text:span></text:p>
      <text:p text:style-name="P6"/>
      <text:p text:style-name="P15">A tour of the gnome desktop</text:p>
      <text:p text:style-name="P16"/>
      <text:p text:style-name="P7">When you first boot sonar, you are presented with the gnome desktop. It consists of the following parts. The desktop area is where your desktop icons are stored. Above this is the top panel, where you can view your apointments, view recent notifications, change system settings, 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6">and log off or shut down your computer</text:span>. To cycle between the top panel, the desktop, and the list of open windows, press control+alt+tab. If you want to minimize all windows and focus on the desktop at any time, press windows+d.</text:p>
      <text:p text:style-name="P7"/>
      <text:p text:style-name="P7">The <text:span text:style-name="T11">activities overview</text:span></text:p>
      <text:p text:style-name="P7"/>
      <text:p text:style-name="P8">A lot of your time in gnome will be spent in the <text:span text:style-name="T11">activities overview</text:span>. This can best be thought of as a central place from which you can search your installed programs, the web, install new software, your music, and your files. To open the <text:span text:style-name="T11">overview</text:span> at any time, press the windows key. Orca should announce “<text:span text:style-name="T11">overview</text:span> panel. Search text.” Just start typing. Results will appear on the screen. <text:span text:style-name="T8">Search results are organized into rows of results. Press the left and right arrow to move within the items in a row, and press the up and down arrows to move between the rows. </text:span>When you find the one you want, press enter. The <text:span text:style-name="T8">rows are </text:span>as follows. The top most row of results are always installed programs which match your search. <text:span text:style-name="T3">Clicking on one of these results launches the application who's icon you've highlighted. For example, clicking on the “firefox” icon would launch firefox at your home page. </text:span><text:s/><text:span text:style-name="T7">Below this is </text:span>the settings area, where only results which match settings you can change appear. <text:span text:style-name="T3">Clicking on one of these results causes the control center to open at that settings page. For example, clicking on the “network” item would open the control panel at the network settings.</text:span></text:p>
      <text:p text:style-name="P9">Below this are results which match files and folders on your computer. <text:span text:style-name="T4">Clicking on one of these results causes your default file manager to open at that folder, if it's a folder, or launch the file in the default program associated with that file type. For example, clicking on an mp3 file in the overview would cause rhythmbox to open and begin playing, and so on. </text:span>The last row is software that isn't installed on your computer, but can be. If you click on one of these results, you will be taken to gnome software, where you can install the software with a single click of the install button. <text:span text:style-name="T15">If you have sight, you'll notice any open windows shrinking to fit into a part of your screen. This is called the overview, and you can use the arrow keys to navigate among the applications you have open. To switch to one, press the enter key. The overview will close, and you will switch to that application. </text:span></text:p>
      <text:p text:style-name="P11"/>
      <text:p text:style-name="P11">Basic orca configuration</text:p>
      <text:p text:style-name="P11"/>
      <text:p text:style-name="P11">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11"/>
      <text:p text:style-name="P11">Adjusting the speech rate</text:p>
      <text:p text:style-name="P11"/>
      <text:p text:style-name="P11">To adjust the speech rate, <text:s/>first open t<text:span text:style-name="T9">h</text:span>e orca preferences. This can be done by pressing the orca key (either the insert key in the desktop mode keyboard layout, the default, or caps lock in the laptop mode layout) and pressing space. Orca should announce, “screen reader preferences. General page tab.” To <text:soft-page-break/>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11"><text:s/><text:span text:style-name="T15">To learn more about orca or get help with it at any time, press the “help” button in the preferences dialog. There's also a learn mode, where you can explore orca's keystrokes and commands without affecting your desktop. To enter it, press orca+h.</text:span></text:p>
      <text:p text:style-name="P11"/>
      <text:p text:style-name="P17">Configuring your desktop</text:p>
      <text:p text:style-name="P17"/>
      <text:p text:style-name="P17">Gnome is a highly configurable desktop. In this section we'll cover how to configure basic aspects of your desktop, such as your screen's resolution, changing the background, adjusting power settings, and changing keyboard shortcuts.</text:p>
      <text:p text:style-name="P17"/>
      <text:p text:style-name="P17">Changing your screen resolution</text:p>
      <text:p text:style-name="P17"/>
      <text:p text:style-name="P17">To <text:s/>view or change your screen's resolution, <text:s/><text:span text:style-name="T16">press the windows key to open up the activities overview. Start typing “display” Press enter on the display icon. The control center will open at the display settings. Tab until you get to the “resolution” combo box. Press the up and down arrow to cycle between the available resolutions. When you find one you want, tab to the apply button and press enter. A dialog will open asking you if the display looks ok. If it does, press ok. Otherwise wait, and the display will reset to it's previous settings after a timeout of a minute. You can also rotate your display from this dialog. Just press enter on either of the rotate buttons to do so.</text:span></text:p>
      <text:p text:style-name="P17"/>
      <text:p text:style-name="P18">Changing power settings</text:p>
      <text:p text:style-name="P18"/>
      <text:p text:style-name="P18">To change power settings, such as what happens when you press the power button, how long your computer will wait before going to sleep, etc, open up the activities overview and start typing “power” Press enter on the power icon. Explore this dialog thoroughly. What's in it depends largely on what hardware you have installed in your computer. If you have bluetooth or wifi, there will be options to turn those devices off. If your keyboard has LED lights, you will be able to adjust them here.</text:p>
      <text:p text:style-name="P18"/>
      <text:p text:style-name="P18">Changing gnome's keyboard shortcuts</text:p>
      <text:p text:style-name="P18"/>
      <text:p text:style-name="P18">To change which keyboard shortcuts gnome will react to, and what they do, open the activities overview and start typing “keyboard”. Press enter on the keyboard icon, then change to the shortcuts tab with control+pagedown. Explore this dialog thoroughly. The shortcuts are devided into sections, such as launchers, sound and media, system, windows, and custom shortcuts. To change a <text:span text:style-name="T17">s</text:span>hortcut, press the right arrow on the shortcut you want to change until you hear “shortcut” followed by the key assigned to that shortcut, if any. Press enter, followed by the shortcut you wish to use. Orca will not give you any feedback, but the shortcut is assigned. If the shortcut is assigned to another function, or you try to assign a shortcut that will make it imposible to type, such as down arrow or the enter key, gnome will warn you.</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6-03-04T03:29:38.134933289</dc:date>
    <meta:editing-duration>PT2H2M22S</meta:editing-duration>
    <meta:editing-cycles>44</meta:editing-cycles>
    <meta:generator>LibreOffice/5.1.0.3$Linux_X86_64 LibreOffice_project/10m0$Build-3</meta:generator>
    <meta:document-statistic meta:table-count="0" meta:image-count="0" meta:object-count="0" meta:page-count="3" meta:paragraph-count="30" meta:word-count="1690" meta:character-count="9994" meta:non-whitespace-character-count="8323"/>
  </office:meta>
</office:document-meta>
</file>